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left" draw:auto-grow-height="true" draw:auto-grow-width="false" fo:min-height="0.174cm" fo:min-width="0.30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3cm" svg:stroke-color="#0098cc" draw:marker-start-width="0.243cm" draw:marker-start-center="false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4104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4105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svg:stroke-width="0.03cm" svg:stroke-color="#000000" draw:marker-start-width="0.243cm" draw:marker-start-center="false" draw:marker-end-width="0.243cm" draw:marker-end-center="false" draw:fill="none" draw:fill-color="#00b8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loext:graphic-properties draw:fill="none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281cm" svg:height="0.624cm" svg:x="10.478cm" svg:y="14.371cm">
            <draw:text-box>
              <text:p text:style-name="P1"><text:span text:style-name="T1">C</text:span></text:p>
            </draw:text-box>
          </draw:frame>
          <draw:polyline draw:style-name="gr2" draw:text-style-name="P3" draw:layer="layout" svg:width="1.477cm" svg:height="1.318cm" svg:x="8.899cm" svg:y="14.269cm" svg:viewBox="0 0 1478 1319" draw:points="1478,1027 1181,1319 297,1319 0,1027 1478,1027 739,1027 739,0 1330,880 739,880">
            <text:p/>
          </draw:polyline>
          <draw:g>
            <draw:line draw:style-name="gr3" draw:text-style-name="P4" draw:layer="layout" svg:x1="10.507cm" svg:y1="14.911cm" svg:x2="10.692cm" svg:y2="15.093cm">
              <text:p/>
            </draw:line>
            <draw:line draw:style-name="gr4" draw:text-style-name="P4" draw:layer="layout" svg:x1="10.692cm" svg:y1="14.911cm" svg:x2="10.507cm" svg:y2="15.093cm">
              <text:p/>
            </draw:line>
          </draw:g>
          <draw:polyline draw:style-name="gr5" draw:text-style-name="P3" draw:layer="layout" svg:width="1.477cm" svg:height="1.318cm" svg:x="10.821cm" svg:y="14.269cm" svg:viewBox="0 0 1478 1319" draw:points="0,1027 297,1319 1181,1319 1478,1027 0,1027 739,1027 739,0 148,880 739,88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104" draw:display-name="Dashed (var) 4104" draw:style="rect" draw:dots1="1" draw:dots1-length="0.006cm" draw:dots2="1" draw:dots2-length="0.006cm" draw:distance="0.006cm"/>
    <draw:stroke-dash draw:name="Dashed_20__28_var_29__20_4105" draw:display-name="Dashed (var) 4105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25:20.940045888</meta:creation-date>
    <dc:date>2018-04-10T16:25:53.727091204</dc:date>
    <meta:editing-duration>PT33S</meta:editing-duration>
    <meta:editing-cycles>1</meta:editing-cycles>
    <meta:document-statistic meta:object-count="7"/>
    <meta:generator>LibreOffice/6.0.0.3$MacOSX_X86_64 LibreOffice_project/64a0f66915f38c6217de274f0aa8e15618924765</meta:generator>
  </office:meta>
</office:document-meta>
</file>